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b42b" officeooo:paragraph-rsid="0001b42b" style:font-weight-asian="bold" style:font-weight-complex="bold"/>
    </style:style>
    <style:style style:name="P2" style:family="paragraph" style:parent-style-name="Standard">
      <style:text-properties fo:font-weight="normal" officeooo:rsid="0001b42b" officeooo:paragraph-rsid="0001b42b" style:font-weight-asian="normal" style:font-weight-complex="normal"/>
    </style:style>
    <style:style style:name="P3" style:family="paragraph" style:parent-style-name="Standard">
      <style:text-properties officeooo:rsid="0002c4dd" officeooo:paragraph-rsid="0002c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Exp4: Simulation study of Linear Block Codes.</text:p>
      <text:p text:style-name="P2">% Name: Rathod Chittaranjan</text:p>
      <text:p text:style-name="P2">% Roll No:32457</text:p>
      <text:p text:style-name="P2"/>
      <text:p text:style-name="P2">clc; </text:p>
      <text:p text:style-name="P2">clear all; </text:p>
      <text:p text:style-name="P2">%input generated matrix </text:p>
      <text:p text:style-name="P2">g=input('enter the generator matrix:'); </text:p>
      <text:p text:style-name="P2">disp('G=') </text:p>
      <text:p text:style-name="P2">disp('the order of the linear block code for given generator matrix is:') </text:p>
      <text:p text:style-name="P2">[n,k]=size(transpose(g)) </text:p>
      <text:p text:style-name="P2">for i=1:2^k </text:p>
      <text:p text:style-name="P2"><text:s/>for j=k:-1:1 </text:p>
      <text:p text:style-name="P2"><text:s/>if rem(i-1,2^(-j+k+1))&gt;=2^(-j+k) </text:p>
      <text:p text:style-name="P2"><text:s/>u(i,j)=1; </text:p>
      <text:p text:style-name="P2"><text:s/>else </text:p>
      <text:p text:style-name="P2"><text:s/>u(i,j)=0; </text:p>
      <text:p text:style-name="P2"><text:s/>end </text:p>
      <text:p text:style-name="P2"><text:s/>end </text:p>
      <text:p text:style-name="P2">end</text:p>
      <text:p text:style-name="P2">u; </text:p>
      <text:p text:style-name="P2">disp('the possible codewords are:') </text:p>
      <text:p text:style-name="P2">c=rem(u*g,2) </text:p>
      <text:p text:style-name="P2">disp('the minimum hamming distance dmin for given block code=') </text:p>
      <text:p text:style-name="P2">d_min=min(sum((c(2:2^k,:))')) </text:p>
      <text:p text:style-name="P2">%codeword </text:p>
      <text:p text:style-name="P2">r=input('enter the received code word:') </text:p>
      <text:p text:style-name="P2">p=[g(:,n-k+2:n)]; </text:p>
      <text:p text:style-name="P2">h=[transpose(p),eye(n-k)]; </text:p>
      <text:p text:style-name="P2">disp('hamming code') </text:p>
      <text:p text:style-name="P2">ht=transpose(h) </text:p>
      <text:p text:style-name="P2">disp('syndrome of a given codeword is:') </text:p>
      <text:p text:style-name="P2">s=rem(r*ht,2) </text:p>
      <text:p text:style-name="P2">for i=1:1:size(ht) </text:p>
      <text:p text:style-name="P2"><text:s/>if (ht(i,1:3)==s) </text:p>
      <text:p text:style-name="P2"><text:s/>r(i)=1-r(i); </text:p>
      <text:p text:style-name="P2"><text:s/>break; </text:p>
      <text:p text:style-name="P2"><text:s/>end </text:p>
      <text:p text:style-name="P2">end </text:p>
      <text:p text:style-name="P2">disp('the error is in bit:') </text:p>
      <text:p text:style-name="P2">i </text:p>
      <text:p text:style-name="P2">disp('the corrected codeword is:') </text:p>
      <text:p text:style-name="P2">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>Command window</text:p>
      <text:p text:style-name="Standard">enter the generator matrix:[1 0 0 0 1 0 1;0 1 0 0 1 1 1;0 0 1 0 1 10;0 0 0 1 0 1 1]</text:p>
      <text:p text:style-name="Standard">G=</text:p>
      <text:p text:style-name="Standard">the order of the linear block code for given generator matrix is:</text:p>
      <text:p text:style-name="Standard">n = <text:s/>7</text:p>
      <text:p text:style-name="Standard">k = <text:s/>4</text:p>
      <text:p text:style-name="Standard">the possible codewords are:</text:p>
      <text:p text:style-name="Standard">c =</text:p>
      <text:p text:style-name="Standard"/>
      <text:p text:style-name="Standard"><text:s text:c="3"/>0 <text:s text:c="2"/>0 <text:s text:c="2"/>0 <text:s text:c="2"/>0 <text:s text:c="2"/>0 <text:s text:c="2"/>0 <text:s text:c="2"/>0</text:p>
      <text:p text:style-name="Standard"><text:s text:c="3"/>0 <text:s text:c="2"/>0 <text:s text:c="2"/>0 <text:s text:c="2"/>1 <text:s text:c="2"/>0 <text:s text:c="2"/>1 <text:s text:c="2"/>1</text:p>
      <text:p text:style-name="Standard"><text:s text:c="3"/>0 <text:s text:c="2"/>0 <text:s text:c="2"/>1 <text:s text:c="2"/>0 <text:s text:c="2"/>1 <text:s text:c="2"/>1 <text:s text:c="2"/>0</text:p>
      <text:p text:style-name="Standard"><text:s text:c="3"/>0 <text:s text:c="2"/>0 <text:s text:c="2"/>1 <text:s text:c="2"/>1 <text:s text:c="2"/>1 <text:s text:c="2"/>0 <text:s text:c="2"/>1</text:p>
      <text:p text:style-name="Standard"><text:s text:c="3"/>0 <text:s text:c="2"/>1 <text:s text:c="2"/>0 <text:s text:c="2"/>0 <text:s text:c="2"/>1 <text:s text:c="2"/>1 <text:s text:c="2"/>1</text:p>
      <text:p text:style-name="Standard"><text:s text:c="3"/>0 <text:s text:c="2"/>1 <text:s text:c="2"/>0 <text:s text:c="2"/>1 <text:s text:c="2"/>1 <text:s text:c="2"/>0 <text:s text:c="2"/>0</text:p>
      <text:p text:style-name="Standard"><text:s text:c="3"/>0 <text:s text:c="2"/>1 <text:s text:c="2"/>1 <text:s text:c="2"/>0 <text:s text:c="2"/>0 <text:s text:c="2"/>0 <text:s text:c="2"/>1</text:p>
      <text:p text:style-name="Standard"><text:s text:c="3"/>0 <text:s text:c="2"/>1 <text:s text:c="2"/>1 <text:s text:c="2"/>1 <text:s text:c="2"/>0 <text:s text:c="2"/>1 <text:s text:c="2"/>0</text:p>
      <text:p text:style-name="Standard"><text:s text:c="3"/>1 <text:s text:c="2"/>0 <text:s text:c="2"/>0 <text:s text:c="2"/>0 <text:s text:c="2"/>1 <text:s text:c="2"/>0 <text:s text:c="2"/>1</text:p>
      <text:p text:style-name="Standard"><text:s text:c="3"/>1 <text:s text:c="2"/>0 <text:s text:c="2"/>0 <text:s text:c="2"/>1 <text:s text:c="2"/>1 <text:s text:c="2"/>1 <text:s text:c="2"/>0</text:p>
      <text:p text:style-name="Standard"><text:s text:c="3"/>1 <text:s text:c="2"/>0 <text:s text:c="2"/>1 <text:s text:c="2"/>0 <text:s text:c="2"/>0 <text:s text:c="2"/>1 <text:s text:c="2"/>1</text:p>
      <text:p text:style-name="Standard"><text:s text:c="3"/>1 <text:s text:c="2"/>0 <text:s text:c="2"/>1 <text:s text:c="2"/>1 <text:s text:c="2"/>0 <text:s text:c="2"/>0 <text:s text:c="2"/>0</text:p>
      <text:p text:style-name="Standard"><text:s text:c="3"/>1 <text:s text:c="2"/>1 <text:s text:c="2"/>0 <text:s text:c="2"/>0 <text:s text:c="2"/>0 <text:s text:c="2"/>1 <text:s text:c="2"/>0</text:p>
      <text:p text:style-name="Standard"><text:s text:c="3"/>1 <text:s text:c="2"/>1 <text:s text:c="2"/>0 <text:s text:c="2"/>1 <text:s text:c="2"/>0 <text:s text:c="2"/>0 <text:s text:c="2"/>1</text:p>
      <text:p text:style-name="Standard"><text:s text:c="3"/>1 <text:s text:c="2"/>1 <text:s text:c="2"/>1 <text:s text:c="2"/>0 <text:s text:c="2"/>1 <text:s text:c="2"/>0 <text:s text:c="2"/>0</text:p>
      <text:p text:style-name="Standard"><text:s text:c="3"/>1 <text:s text:c="2"/>1 <text:s text:c="2"/>1 <text:s text:c="2"/>1 <text:s text:c="2"/>1 <text:s text:c="2"/>1 <text:s text:c="2"/>1</text:p>
      <text:p text:style-name="Standard"/>
      <text:p text:style-name="Standard">the minimum hamming distance dmin for given block code=</text:p>
      <text:p text:style-name="Standard">d_min = <text:s/>3</text:p>
      <text:p text:style-name="Standard">enter the received code word:[1 0 0 0 1 0 0]</text:p>
      <text:p text:style-name="Standard">r =</text:p>
      <text:p text:style-name="Standard"/>
      <text:p text:style-name="Standard"><text:s text:c="3"/>1 <text:s text:c="2"/>0 <text:s text:c="2"/>0 <text:s text:c="2"/>0 <text:s text:c="2"/>1 <text:s text:c="2"/>0 <text:s text:c="2"/>0</text:p>
      <text:p text:style-name="Standard"/>
      <text:p text:style-name="Standard">hamming code</text:p>
      <text:p text:style-name="Standard">ht =</text:p>
      <text:p text:style-name="Standard"/>
      <text:p text:style-name="Standard"><text:s text:c="3"/>1 <text:s text:c="2"/>0 <text:s text:c="2"/>1</text:p>
      <text:p text:style-name="Standard"><text:s text:c="3"/>1 <text:s text:c="2"/>1 <text:s text:c="2"/>1</text:p>
      <text:p text:style-name="Standard"><text:s text:c="3"/>1 <text:s text:c="2"/>1 <text:s text:c="2"/>0</text:p>
      <text:p text:style-name="Standard"><text:s text:c="3"/>0 <text:s text:c="2"/>1 <text:s text:c="2"/>1</text:p>
      <text:p text:style-name="Standard"><text:s text:c="3"/>1 <text:s text:c="2"/>0 <text:s text:c="2"/>0</text:p>
      <text:p text:style-name="Standard"><text:s text:c="3"/>0 <text:s text:c="2"/>1 <text:s text:c="2"/>0</text:p>
      <text:p text:style-name="Standard"><text:s text:c="3"/>0 <text:s text:c="2"/>0 <text:s text:c="2"/>1</text:p>
      <text:p text:style-name="Standard"/>
      <text:p text:style-name="Standard">syndrome of a given codeword is:</text:p>
      <text:p text:style-name="Standard">s =</text:p>
      <text:p text:style-name="Standard"/>
      <text:p text:style-name="Standard"><text:s text:c="3"/>0 <text:s text:c="2"/>0 <text:s text:c="2"/>1</text:p>
      <text:p text:style-name="Standard"/>
      <text:p text:style-name="Standard">the error is in bit:</text:p>
      <text:p text:style-name="Standard">i = <text:s/>7</text:p>
      <text:p text:style-name="Standard"><text:soft-page-break/>the corrected codeword is:</text:p>
      <text:p text:style-name="Standard">r =</text:p>
      <text:p text:style-name="Standard"/>
      <text:p text:style-name="Standard"><text:s text:c="3"/>1 <text:s text:c="2"/>0 <text:s text:c="2"/>0 <text:s text:c="2"/>0 <text:s text:c="2"/>1 <text:s text:c="2"/>0 <text:s text:c="2"/>1</text:p>
      <text:p text:style-name="Standard"/>
      <text:p text:style-name="Standard"/>
      <text:p text:style-name="P3">Conclusion:</text:p>
      <text:p text:style-name="P3">IN this Experiment we learn about linear block coding with the help of simulation on octave software. A linear block code is a block code in which the exclusive-or of any two codewords results in another codeword. A cyclic code is a linear block code in which the rotation of any codeword results in another code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4:50:50.510146454</meta:creation-date>
    <dc:date>2021-12-01T15:00:25.341289554</dc:date>
    <meta:editing-duration>PT6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416" meta:character-count="2203" meta:non-whitespace-character-count="1498"/>
  </office:meta>
</office:document-meta>
</file>